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</text:p>
          </table:table-cell>
          <table:table-cell office:value-type="string" calcext:value-type="string">
            <text:p>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k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.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 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Baiak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/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/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/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/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/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/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/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/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/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/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/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/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/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/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/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/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/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/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/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/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/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/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/>
          <table:table-cell office:value-type="string" calcext:value-type="string">
            <text:p>Baya Uvav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/>
          <table:table-cell office:value-type="string" calcext:value-type="string">
            <text:p>Baya Mais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/>
          <table:table-cell office:value-type="string" calcext:value-type="string">
            <text:p>Baya To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/>
          <table:table-cell office:value-type="string" calcext:value-type="string">
            <text:p>Baya Alcho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/>
          <table:table-cell office:value-type="string" calcext:value-type="string">
            <text:p>Baya Monli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/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/>
          <table:table-cell office:value-type="string" calcext:value-type="string">
            <text:p>Baya Monco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/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/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/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/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/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/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/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/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/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/>
          <table:table-cell office:value-type="string" calcext:value-type="string">
            <text:p>Baya Apicot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/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/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/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/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Miren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Maite eta Ihintza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5:31:36.986898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8-11T15:55:26.123588353</dc:date>
    <meta:editing-duration>P4DT3H32M54S</meta:editing-duration>
    <meta:editing-cycles>545</meta:editing-cycles>
    <meta:generator>LibreOffice/24.2.7.2$Linux_X86_64 LibreOffice_project/420$Build-2</meta:generator>
    <meta:document-statistic meta:table-count="7" meta:cell-count="1801" meta:object-count="0"/>
  </office:meta>
</office:document-meta>
</file>